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202a" officeooo:paragraph-rsid="002f202a"/>
    </style:style>
    <style:style style:name="P2" style:family="paragraph" style:parent-style-name="Heading_20_3">
      <style:text-properties officeooo:rsid="002e7d73" officeooo:paragraph-rsid="002e7d73"/>
    </style:style>
    <style:style style:name="P3" style:family="paragraph" style:parent-style-name="Heading_20_2">
      <style:text-properties officeooo:paragraph-rsid="002f6c64"/>
    </style:style>
    <style:style style:name="P4" style:family="paragraph" style:parent-style-name="Text_20_body">
      <style:text-properties officeooo:rsid="0030c75d" officeooo:paragraph-rsid="0030c75d"/>
    </style:style>
    <style:style style:name="P5" style:family="paragraph" style:parent-style-name="Text_20_body">
      <style:text-properties officeooo:rsid="003175de" officeooo:paragraph-rsid="003175de"/>
    </style:style>
    <style:style style:name="P6" style:family="paragraph" style:parent-style-name="Heading_20_1" style:master-page-name="Right_20_Page">
      <style:paragraph-properties style:page-number="auto"/>
      <style:text-properties officeooo:rsid="003175de" officeooo:paragraph-rsid="003175de"/>
    </style:style>
    <style:style style:name="P7" style:family="paragraph" style:parent-style-name="Heading_20_3">
      <style:paragraph-properties fo:margin-top="0.101cm" fo:margin-bottom="0.101cm" loext:contextual-spacing="false"/>
    </style:style>
    <style:style style:name="P8" style:family="paragraph" style:parent-style-name="Heading_20_3">
      <style:paragraph-properties fo:margin-top="0.199cm" fo:margin-bottom="0.199cm" loext:contextual-spacing="false"/>
    </style:style>
    <style:style style:name="T1" style:family="text">
      <style:text-properties officeooo:rsid="002f6c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eck the Halls</text:h>
      <text:p text:style-name="Heading_20_2">(Traditional)</text:p>
      <text:p text:style-name="P7">[VERSE 1]</text:p>
      <text:p text:style-name="P5">C <text:s text:c="35"/></text:p>
      <text:p text:style-name="P5">Deck the halls with boughs of holly, </text:p>
      <text:p text:style-name="P5">G <text:s text:c="7"/>C <text:s text:c="8"/>G <text:s text:c="4"/>C</text:p>
      <text:p text:style-name="P5">Fa-la-la-la-la, la-la-la-la</text:p>
      <text:p text:style-name="P5">C <text:s text:c="27"/></text:p>
      <text:p text:style-name="P5">'Tis the season to be jolly, </text:p>
      <text:p text:style-name="P5">G <text:s text:c="7"/>C <text:s text:c="8"/>G <text:s text:c="4"/>C</text:p>
      <text:p text:style-name="P5">Fa-la-la-la-la, la-la-la-la</text:p>
      <text:p text:style-name="P5">G <text:s text:c="13"/>C <text:s text:c="11"/></text:p>
      <text:p text:style-name="P5">Don we now our gay apparel, </text:p>
      <text:p text:style-name="P5">C <text:s text:c="8"/>D <text:s text:c="8"/>G</text:p>
      <text:p text:style-name="P5">Fa-la-la, la-la-la, la-la-la</text:p>
      <text:p text:style-name="P5">C <text:s text:c="32"/></text:p>
      <text:p text:style-name="P5">Toll the ancient Yule-tide carol, </text:p>
      <text:p text:style-name="P5">F <text:s text:c="7"/>C <text:s text:c="8"/>G <text:s text:c="4"/>C</text:p>
      <text:p text:style-name="P5">Fa-la-la-la-la, la-la-la-la</text:p>
      <text:p text:style-name="P8">[VERSE 2]</text:p>
      <text:p text:style-name="P5">C <text:s text:c="30"/></text:p>
      <text:p text:style-name="P5">See the blazing Yule before us, </text:p>
      <text:p text:style-name="P5">G <text:s text:c="7"/>C <text:s text:c="8"/>G <text:s text:c="4"/>C</text:p>
      <text:p text:style-name="P5">Fa-la-la-la-la, la-la-la-la</text:p>
      <text:p text:style-name="P5">C <text:s text:c="35"/></text:p>
      <text:p text:style-name="P5">Strike the harp and join the chorus. </text:p>
      <text:p text:style-name="P5">G <text:s text:c="7"/>C <text:s text:c="8"/>G <text:s text:c="4"/>C</text:p>
      <text:p text:style-name="P5">Fa-la-la-la-la, la-la-la-la</text:p>
      <text:p text:style-name="P5">G <text:s text:c="11"/>C <text:s text:c="13"/></text:p>
      <text:p text:style-name="P5">Follow me in merry measure. </text:p>
      <text:p text:style-name="P5">C <text:s text:c="8"/>D <text:s text:c="8"/>G</text:p>
      <text:p text:style-name="P5">Fa-la-la, la-la-la, la-la-la</text:p>
      <text:p text:style-name="P5">C <text:s text:c="34"/></text:p>
      <text:p text:style-name="P5">While I tell of Yule-tide treasure, </text:p>
      <text:p text:style-name="P5">F <text:s text:c="7"/>C <text:s text:c="8"/>G <text:s text:c="4"/>C</text:p>
      <text:p text:style-name="P5">Fa-la-la-la-la, la-la-la-la</text:p>
      <text:p text:style-name="Heading_20_3"><text:soft-page-break/>[VERSE 3]</text:p>
      <text:p text:style-name="P5">C <text:s text:c="29"/></text:p>
      <text:p text:style-name="P5">Fast away the old year passes, </text:p>
      <text:p text:style-name="P5">G <text:s text:c="7"/>C <text:s text:c="8"/>G <text:s text:c="4"/>C</text:p>
      <text:p text:style-name="P5">Fa-la-la-la-la, la-la-la-la</text:p>
      <text:p text:style-name="P5">C <text:s text:c="17"/>G <text:s text:c="15"/></text:p>
      <text:p text:style-name="P5">Hail the new year, lads and lasses, </text:p>
      <text:p text:style-name="P5">C <text:s text:c="8"/>G <text:s text:c="4"/>C</text:p>
      <text:p text:style-name="P5">Fa-la-la-la-la, la-la-la-la</text:p>
      <text:p text:style-name="P5">G <text:s text:c="14"/>C <text:s text:c="12"/></text:p>
      <text:p text:style-name="P5">Sing we joyous, all together, </text:p>
      <text:p text:style-name="P5">C <text:s text:c="8"/>D <text:s text:c="8"/>G</text:p>
      <text:p text:style-name="P5">Fa-la-la, la-la-la, la-la-la</text:p>
      <text:p text:style-name="P5">C <text:s text:c="32"/></text:p>
      <text:p text:style-name="P5">Heedless of the wind and weather, </text:p>
      <text:p text:style-name="P5">F <text:s text:c="7"/>C <text:s text:c="8"/>G <text:s text:c="4"/>C</text:p>
      <text:p text:style-name="P5">Fa-la-la-la-la, la-la-la-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M12S</meta:editing-duration>
    <meta:editing-cycles>36</meta:editing-cycles>
    <meta:generator>LibreOffice/5.3.6.1$MacOSX_X86_64 LibreOffice_project/686f202eff87ef707079aeb7f485847613344eb7</meta:generator>
    <dc:title>Lyrics + Chords</dc:title>
    <dc:date>2017-11-24T09:02:15.473517000</dc:date>
    <meta:print-date>2017-04-03T12:23:29.985893000</meta:print-date>
    <meta:document-statistic meta:table-count="0" meta:image-count="0" meta:object-count="0" meta:page-count="2" meta:paragraph-count="53" meta:word-count="169" meta:character-count="1453" meta:non-whitespace-character-count="74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